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 style:data-style-name="N3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I forgot to measure time in the beginning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>
            <text:p>Date</text:p>
          </table:table-cell>
          <table:table-cell office:value-type="string">
            <text:p>Task</text:p>
          </table:table-cell>
          <table:table-cell office:value-type="string">
            <text:p>Time taken (in hours)</text:p>
          </table:table-cell>
          <table:table-cell/>
          <table:table-cell office:value-type="string">
            <text:p>Total time (h)</text:p>
          </table:table-cell>
        </table:table-row>
        <table:table-row table:style-name="ro1">
          <table:table-cell/>
          <table:table-cell table:style-name="Default" office:value-type="string">
            <text:p>Before 21.10.</text:p>
          </table:table-cell>
          <table:table-cell office:value-type="string">
            <text:p>Planning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PHP Page Builder Prototype</text:p>
          </table:table-cell>
          <table:table-cell office:value-type="float" office:value="2">
            <text:p>2</text:p>
          </table:table-cell>
          <table:table-cell/>
          <table:table-cell table:formula="of:=SUM([.D7:.D59])" office:value-type="float" office:value="30">
            <text:p>30</text:p>
          </table:table-cell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Build Test HTML partial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Test HTML partials with Page Builder Prototyp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Added HTML partials for basic functionality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2">
            <text:p>22.Okt</text:p>
          </table:table-cell>
          <table:table-cell office:value-type="string">
            <text:p>Changed all of index.php to use HTML partial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3">
            <text:p>23.Okt</text:p>
          </table:table-cell>
          <table:table-cell office:value-type="string">
            <text:p>Added partials for the user's hom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6">
            <text:p>26.Okt</text:p>
          </table:table-cell>
          <table:table-cell office:value-type="string">
            <text:p>Testing several use case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8">
            <text:p>28.Okt</text:p>
          </table:table-cell>
          <table:table-cell office:value-type="string">
            <text:p>Looking for solutions for email sendi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9">
            <text:p>29.Okt</text:p>
          </table:table-cell>
          <table:table-cell office:value-type="string">
            <text:p>Debuggi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30">
            <text:p>30.Okt</text:p>
          </table:table-cell>
          <table:table-cell office:value-type="string">
            <text:p>PDF export create dummy fil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30">
            <text:p>30.Okt</text:p>
          </table:table-cell>
          <table:table-cell office:value-type="string">
            <text:p>PDF export implementation with dummy value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31">
            <text:p>31.Okt</text:p>
          </table:table-cell>
          <table:table-cell office:value-type="string">
            <text:p>PDF export implementation finish (real values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errors of PDF creatio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users' home sit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UI problems (showing more info now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transaction approval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1-02">
            <text:p>02.Nov</text:p>
          </table:table-cell>
          <table:table-cell office:value-type="string">
            <text:p>Help with mail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.11.2015</text:date>, <text:time>20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40S</meta:editing-duration>
    <meta:editing-cycles>7</meta:editing-cycles>
    <meta:generator>OpenOffice/4.1.1$Win32 OpenOffice.org_project/411m6$Build-9775</meta:generator>
    <dc:date>2015-11-02T20:53:39.18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